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0cb" officeooo:paragraph-rsid="001f80cb"/>
    </style:style>
    <style:style style:name="P2" style:family="paragraph" style:parent-style-name="Standard">
      <style:text-properties officeooo:rsid="001f80cb" officeooo:paragraph-rsid="0021116b"/>
    </style:style>
    <style:style style:name="P3" style:family="paragraph" style:parent-style-name="Standard">
      <style:text-properties officeooo:rsid="0021116b" officeooo:paragraph-rsid="001f80cb"/>
    </style:style>
    <style:style style:name="P4" style:family="paragraph" style:parent-style-name="Standard">
      <style:text-properties officeooo:rsid="0021116b" officeooo:paragraph-rsid="0021116b"/>
    </style:style>
    <style:style style:name="P5" style:family="paragraph" style:parent-style-name="Standard">
      <style:text-properties officeooo:rsid="0021116b" officeooo:paragraph-rsid="002408cd"/>
    </style:style>
    <style:style style:name="P6" style:family="paragraph" style:parent-style-name="Standard">
      <style:text-properties officeooo:rsid="002199ce" officeooo:paragraph-rsid="002199ce"/>
    </style:style>
    <style:style style:name="P7" style:family="paragraph" style:parent-style-name="Standard">
      <style:text-properties fo:font-weight="bold" officeooo:rsid="001f80cb" officeooo:paragraph-rsid="001f80c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80cb" officeooo:paragraph-rsid="001f80cb" style:font-weight-asian="bold" style:font-weight-complex="bold"/>
    </style:style>
    <style:style style:name="P9" style:family="paragraph" style:parent-style-name="Standard">
      <style:text-properties fo:font-weight="bold" officeooo:rsid="00217c23" officeooo:paragraph-rsid="00217c23" style:font-weight-asian="bold" style:font-weight-complex="bold"/>
    </style:style>
    <style:style style:name="P10" style:family="paragraph" style:parent-style-name="Standard">
      <style:text-properties fo:font-weight="bold" officeooo:rsid="0027abd9" officeooo:paragraph-rsid="0027abd9" style:font-weight-asian="bold" style:font-weight-complex="bold"/>
    </style:style>
    <style:style style:name="P11" style:family="paragraph" style:parent-style-name="Standard">
      <style:text-properties officeooo:rsid="0025c17e" officeooo:paragraph-rsid="0025c17e"/>
    </style:style>
    <style:style style:name="T1" style:family="text">
      <style:text-properties officeooo:rsid="0021116b"/>
    </style:style>
    <style:style style:name="T2" style:family="text">
      <style:text-properties officeooo:rsid="002199ce"/>
    </style:style>
    <style:style style:name="T3" style:family="text">
      <style:text-properties officeooo:rsid="00238b31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keth getla</text:p>
      <text:p text:style-name="P1">australian citizen</text:p>
      <text:p text:style-name="P1"/>
      <text:p text:style-name="P9">github</text:p>
      <text:p text:style-name="P1">https://github.com/sakethgetla</text:p>
      <text:p text:style-name="P1"/>
      <text:p text:style-name="P10">introdution</text:p>
      <text:p text:style-name="P6"><text:span text:style-name="T3">I have always been interested in how we think, </text:span>my passion <text:span text:style-name="T3">is machine learning because I think it gives an insite into how we think especially neutral networks since they are inspired by neurons. I <text:s/>know that machine learning is a major part of carrington associates, I would love to opertunity to learn from experts and work in the industry. </text:span></text:p>
      <text:p text:style-name="P1"/>
      <text:p text:style-name="P7">Objective</text:p>
      <text:p text:style-name="P1">-seeking a job as a software developer</text:p>
      <text:p text:style-name="P1"/>
      <text:p text:style-name="P2"><text:span text:style-name="T4">projects</text:span>: </text:p>
      <text:p text:style-name="P2">neural network from scratch - <text:span text:style-name="T1">python</text:span></text:p>
      <text:p text:style-name="P2">gravity simulation program – <text:span text:style-name="T1">python and java</text:span></text:p>
      <text:p text:style-name="P4">computer builder GUI program – java/ java-fx</text:p>
      <text:p text:style-name="P5">participated in the uts hackaton 2018</text:p>
      <text:p text:style-name="P4">pong – java mobile app</text:p>
      <text:p text:style-name="P11">zero robotics high school competation</text:p>
      <text:p text:style-name="P4">etc</text:p>
      <text:p text:style-name="P1"/>
      <text:p text:style-name="P1"><text:span text:style-name="T4">education</text:span>:</text:p>
      <text:p text:style-name="P1">Bachelors in computing science -<text:span text:style-name="T2">major in data analytics and AI</text:span></text:p>
      <text:p text:style-name="P1">gpa 3.21 out of 4 <text:span text:style-name="T2">completion in 2022</text:span></text:p>
      <text:p text:style-name="P3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44:04.776938849</meta:creation-date>
    <dc:date>2018-12-14T14:39:06.080239183</dc:date>
    <meta:editing-duration>PT33M20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129" meta:character-count="807" meta:non-whitespace-character-count="691"/>
  </office:meta>
</office:document-meta>
</file>